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907" table:default-cell-style-name="ce2"/>
        <table:table-column table:style-name="co7" table:number-columns-repeated="104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45454</text:p>
          </table:table-cell>
          <table:table-cell table:style-name="ce11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5"/>
          <table:table-cell table:style-name="ce7" office:value-type="date" office:date-value="2018-09-01" calcext:value-type="date">
            <text:p>2018-9-0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02" calcext:value-type="date">
            <text:p>2018-9-02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03" calcext:value-type="date">
            <text:p>2018-9-03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04" calcext:value-type="date">
            <text:p>2018-9-04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05" calcext:value-type="date">
            <text:p>2018-9-05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06" calcext:value-type="date">
            <text:p>2018-9-06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07" calcext:value-type="date">
            <text:p>2018-9-07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08" calcext:value-type="date">
            <text:p>2018-9-08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09" calcext:value-type="date">
            <text:p>2018-9-09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0" calcext:value-type="date">
            <text:p>2018-9-10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1" calcext:value-type="date">
            <text:p>2018-9-1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2" calcext:value-type="date">
            <text:p>2018-9-12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3" calcext:value-type="date">
            <text:p>2018-9-13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4" calcext:value-type="date">
            <text:p>2018-9-14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15" calcext:value-type="date">
            <text:p>2018-9-15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16" calcext:value-type="date">
            <text:p>2018-9-16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9-17" calcext:value-type="date">
            <text:p>2018-9-17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8" calcext:value-type="date">
            <text:p>2018-9-18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9" calcext:value-type="date">
            <text:p>2018-9-19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0" calcext:value-type="date">
            <text:p>2018-9-20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1" calcext:value-type="date">
            <text:p>2018-9-2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22" calcext:value-type="date">
            <text:p>2018-9-22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23" calcext:value-type="date">
            <text:p>2018-9-23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9-24" calcext:value-type="date">
            <text:p>2018-9-24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5" calcext:value-type="date">
            <text:p>2018-9-25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6" calcext:value-type="date">
            <text:p>2018-9-26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7" calcext:value-type="date">
            <text:p>2018-9-27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8" calcext:value-type="date">
            <text:p>2018-9-28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29" calcext:value-type="date">
            <text:p>2018-9-29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8" office:value-type="date" office:date-value="2018-09-30" calcext:value-type="date">
            <text:p>2018-9-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00:11:32.424568665</dc:date>
    <meta:editing-duration>P0D</meta:editing-duration>
    <meta:editing-cycles>1</meta:editing-cycles>
    <meta:document-statistic meta:table-count="1" meta:cell-count="57" meta:object-count="0"/>
    <meta:generator>LibreOffice/5.4.1.2$Linux_x86 LibreOffice_project/ea7cb86e6eeb2bf3a5af73a8f7777ac570321527</meta:generator>
  </office:meta>
</office:document-meta>
</file>